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b2b2b2" fo:border="none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9" table:default-cell-style-name="ce18"/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table:formula="of:=[.$B$23]*[.H23]" office:value-type="float" office:value="0.11875" calcext:value-type="float">
            <text:p>0.11875</text:p>
          </table:table-cell>
          <table:table-cell table:style-name="ce29" table:formula="of:=[.$B$23]*[.I23]" office:value-type="float" office:value="0.178125" calcext:value-type="float">
            <text:p>0.178125</text:p>
          </table:table-cell>
          <table:table-cell table:style-name="ce31" table:formula="of:=[.$B$23]*[.J23]" office:value-type="float" office:value="0.2375" calcext:value-type="float">
            <text:p>0.2375</text:p>
          </table:table-cell>
          <table:table-cell table:style-name="ce26" table:formula="of:=[.$C$23]*[.H23]" office:value-type="float" office:value="0.1125" calcext:value-type="float">
            <text:p>0.1125</text:p>
          </table:table-cell>
          <table:table-cell table:style-name="ce29" table:formula="of:=[.$C$23]*[.I23]" office:value-type="float" office:value="0.16875" calcext:value-type="float">
            <text:p>0.16875</text:p>
          </table:table-cell>
          <table:table-cell table:style-name="ce31" table:formula="of:=[.$C$23]*[.J23]" office:value-type="float" office:value="0.225" calcext:value-type="float">
            <text:p>0.225</text:p>
          </table:table-cell>
          <table:table-cell table:style-name="ce26" table:formula="of:=[.$D$23]*[.H23]" office:value-type="float" office:value="0.11875" calcext:value-type="float">
            <text:p>0.11875</text:p>
          </table:table-cell>
          <table:table-cell table:style-name="ce29" table:formula="of:=[.$D$23]*[.I23]" office:value-type="float" office:value="0.178125" calcext:value-type="float">
            <text:p>0.178125</text:p>
          </table:table-cell>
          <table:table-cell table:style-name="ce31" table:formula="of:=[.$D$23]*[.J23]" office:value-type="float" office:value="0.2375" calcext:value-type="float">
            <text:p>0.2375</text:p>
          </table:table-cell>
          <table:table-cell table:style-name="ce26" table:formula="of:=[.$E$23]*[.H23]" office:value-type="float" office:value="0.11875" calcext:value-type="float">
            <text:p>0.11875</text:p>
          </table:table-cell>
          <table:table-cell table:style-name="ce29" table:formula="of:=[.$E$23]*[.I23]" office:value-type="float" office:value="0.178125" calcext:value-type="float">
            <text:p>0.178125</text:p>
          </table:table-cell>
          <table:table-cell table:style-name="ce31" table:formula="of:=[.$E$23]*[.J23]" office:value-type="float" office:value="0.2375" calcext:value-type="float">
            <text:p>0.237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table:formula="of:=[.$B$23]*[.H24]" office:value-type="float" office:value="0.178125" calcext:value-type="float">
            <text:p>0.178125</text:p>
          </table:table-cell>
          <table:table-cell table:style-name="ce24" table:formula="of:=[.$B$23]*[.I24]" office:value-type="float" office:value="0.2671875" calcext:value-type="float">
            <text:p>0.2671875</text:p>
          </table:table-cell>
          <table:table-cell table:style-name="ce32" table:formula="of:=[.$B$23]*[.J24]" office:value-type="float" office:value="0.35625" calcext:value-type="float">
            <text:p>0.35625</text:p>
          </table:table-cell>
          <table:table-cell table:style-name="ce27" table:formula="of:=[.$C$23]*[.H24]" office:value-type="float" office:value="0.16875" calcext:value-type="float">
            <text:p>0.16875</text:p>
          </table:table-cell>
          <table:table-cell table:style-name="ce24" table:formula="of:=[.$C$23]*[.I24]" office:value-type="float" office:value="0.253125" calcext:value-type="float">
            <text:p>0.253125</text:p>
          </table:table-cell>
          <table:table-cell table:style-name="ce32" table:formula="of:=[.$C$23]*[.J24]" office:value-type="float" office:value="0.3375" calcext:value-type="float">
            <text:p>0.3375</text:p>
          </table:table-cell>
          <table:table-cell table:style-name="ce27" table:formula="of:=[.$D$23]*[.H24]" office:value-type="float" office:value="0.178125" calcext:value-type="float">
            <text:p>0.178125</text:p>
          </table:table-cell>
          <table:table-cell table:style-name="ce24" table:formula="of:=[.$D$23]*[.I24]" office:value-type="float" office:value="0.2671875" calcext:value-type="float">
            <text:p>0.2671875</text:p>
          </table:table-cell>
          <table:table-cell table:style-name="ce32" table:formula="of:=[.$D$23]*[.J24]" office:value-type="float" office:value="0.35625" calcext:value-type="float">
            <text:p>0.35625</text:p>
          </table:table-cell>
          <table:table-cell table:style-name="ce27" table:formula="of:=[.$E$23]*[.H24]" office:value-type="float" office:value="0.178125" calcext:value-type="float">
            <text:p>0.178125</text:p>
          </table:table-cell>
          <table:table-cell table:style-name="ce24" table:formula="of:=[.$E$23]*[.I24]" office:value-type="float" office:value="0.2671875" calcext:value-type="float">
            <text:p>0.2671875</text:p>
          </table:table-cell>
          <table:table-cell table:style-name="ce32" table:formula="of:=[.$E$23]*[.J24]" office:value-type="float" office:value="0.35625" calcext:value-type="float">
            <text:p>0.3562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table:formula="of:=[.$B$23]*[.H25]" office:value-type="float" office:value="0.2375" calcext:value-type="float">
            <text:p>0.2375</text:p>
          </table:table-cell>
          <table:table-cell table:style-name="ce30" table:formula="of:=[.$B$23]*[.I25]" office:value-type="float" office:value="0.35625" calcext:value-type="float">
            <text:p>0.35625</text:p>
          </table:table-cell>
          <table:table-cell table:style-name="ce33" table:formula="of:=[.$B$23]*[.J25]" office:value-type="float" office:value="0.475" calcext:value-type="float">
            <text:p>0.475</text:p>
          </table:table-cell>
          <table:table-cell table:style-name="ce28" table:formula="of:=[.$C$23]*[.H25]" office:value-type="float" office:value="0.225" calcext:value-type="float">
            <text:p>0.225</text:p>
          </table:table-cell>
          <table:table-cell table:style-name="ce30" table:formula="of:=[.$C$23]*[.I25]" office:value-type="float" office:value="0.3375" calcext:value-type="float">
            <text:p>0.3375</text:p>
          </table:table-cell>
          <table:table-cell table:style-name="ce33" table:formula="of:=[.$C$23]*[.J25]" office:value-type="float" office:value="0.45" calcext:value-type="float">
            <text:p>0.45</text:p>
          </table:table-cell>
          <table:table-cell table:style-name="ce28" table:formula="of:=[.$D$23]*[.H25]" office:value-type="float" office:value="0.2375" calcext:value-type="float">
            <text:p>0.2375</text:p>
          </table:table-cell>
          <table:table-cell table:style-name="ce30" table:formula="of:=[.$D$23]*[.I25]" office:value-type="float" office:value="0.35625" calcext:value-type="float">
            <text:p>0.35625</text:p>
          </table:table-cell>
          <table:table-cell table:style-name="ce33" table:formula="of:=[.$D$23]*[.J25]" office:value-type="float" office:value="0.475" calcext:value-type="float">
            <text:p>0.475</text:p>
          </table:table-cell>
          <table:table-cell table:style-name="ce28" table:formula="of:=[.$E$23]*[.H25]" office:value-type="float" office:value="0.2375" calcext:value-type="float">
            <text:p>0.2375</text:p>
          </table:table-cell>
          <table:table-cell table:style-name="ce30" table:formula="of:=[.$E$23]*[.I25]" office:value-type="float" office:value="0.35625" calcext:value-type="float">
            <text:p>0.35625</text:p>
          </table:table-cell>
          <table:table-cell table:style-name="ce33" table:formula="of:=[.$E$23]*[.J25]" office:value-type="float" office:value="0.475" calcext:value-type="float">
            <text:p>0.47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table:formula="of:=[.$B$24]*[.H23]" office:value-type="float" office:value="0.0625" calcext:value-type="float">
            <text:p>0.0625</text:p>
          </table:table-cell>
          <table:table-cell table:style-name="ce29" table:formula="of:=[.$B$24]*[.I23]" office:value-type="float" office:value="0.09375" calcext:value-type="float">
            <text:p>0.09375</text:p>
          </table:table-cell>
          <table:table-cell table:style-name="ce31" table:formula="of:=[.$B$24]*[.J23]" office:value-type="float" office:value="0.125" calcext:value-type="float">
            <text:p>0.125</text:p>
          </table:table-cell>
          <table:table-cell table:style-name="ce26" table:formula="of:=[.$C$24]*[.H23]" office:value-type="float" office:value="0.075" calcext:value-type="float">
            <text:p>0.075</text:p>
          </table:table-cell>
          <table:table-cell table:style-name="ce29" table:formula="of:=[.$C$24]*[.I23]" office:value-type="float" office:value="0.1125" calcext:value-type="float">
            <text:p>0.1125</text:p>
          </table:table-cell>
          <table:table-cell table:style-name="ce31" table:formula="of:=[.$C$24]*[.J23]" office:value-type="float" office:value="0.15" calcext:value-type="float">
            <text:p>0.15</text:p>
          </table:table-cell>
          <table:table-cell table:style-name="ce26" table:formula="of:=[.$D$24]*[.H23]" office:value-type="float" office:value="0.09375" calcext:value-type="float">
            <text:p>0.09375</text:p>
          </table:table-cell>
          <table:table-cell table:style-name="ce29" table:formula="of:=[.$D$24]*[.I23]" office:value-type="float" office:value="0.140625" calcext:value-type="float">
            <text:p>0.140625</text:p>
          </table:table-cell>
          <table:table-cell table:style-name="ce31" table:formula="of:=[.$D$24]*[.J23]" office:value-type="float" office:value="0.1875" calcext:value-type="float">
            <text:p>0.1875</text:p>
          </table:table-cell>
          <table:table-cell table:style-name="ce26" table:formula="of:=[.$E$24]*[.H23]" office:value-type="float" office:value="0.06875" calcext:value-type="float">
            <text:p>0.06875</text:p>
          </table:table-cell>
          <table:table-cell table:style-name="ce29" table:formula="of:=[.$E$24]*[.I23]" office:value-type="float" office:value="0.103125" calcext:value-type="float">
            <text:p>0.103125</text:p>
          </table:table-cell>
          <table:table-cell table:style-name="ce31" table:formula="of:=[.$E$24]*[.J23]" office:value-type="float" office:value="0.1375" calcext:value-type="float">
            <text:p>0.137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7" table:formula="of:=[.$B$24]*[.H24]" office:value-type="float" office:value="0.09375" calcext:value-type="float">
            <text:p>0.09375</text:p>
          </table:table-cell>
          <table:table-cell table:style-name="ce24" table:formula="of:=[.$B$24]*[.I24]" office:value-type="float" office:value="0.140625" calcext:value-type="float">
            <text:p>0.140625</text:p>
          </table:table-cell>
          <table:table-cell table:style-name="ce32" table:formula="of:=[.$B$24]*[.J24]" office:value-type="float" office:value="0.1875" calcext:value-type="float">
            <text:p>0.1875</text:p>
          </table:table-cell>
          <table:table-cell table:style-name="ce27" table:formula="of:=[.$C$24]*[.H24]" office:value-type="float" office:value="0.1125" calcext:value-type="float">
            <text:p>0.1125</text:p>
          </table:table-cell>
          <table:table-cell table:style-name="ce24" table:formula="of:=[.$C$24]*[.I24]" office:value-type="float" office:value="0.16875" calcext:value-type="float">
            <text:p>0.16875</text:p>
          </table:table-cell>
          <table:table-cell table:style-name="ce32" table:formula="of:=[.$C$24]*[.J24]" office:value-type="float" office:value="0.225" calcext:value-type="float">
            <text:p>0.225</text:p>
          </table:table-cell>
          <table:table-cell table:style-name="ce27" table:formula="of:=[.$D$24]*[.H24]" office:value-type="float" office:value="0.140625" calcext:value-type="float">
            <text:p>0.140625</text:p>
          </table:table-cell>
          <table:table-cell table:style-name="ce24" table:formula="of:=[.$D$24]*[.I24]" office:value-type="float" office:value="0.2109375" calcext:value-type="float">
            <text:p>0.2109375</text:p>
          </table:table-cell>
          <table:table-cell table:style-name="ce32" table:formula="of:=[.$D$24]*[.J24]" office:value-type="float" office:value="0.28125" calcext:value-type="float">
            <text:p>0.28125</text:p>
          </table:table-cell>
          <table:table-cell table:style-name="ce27" table:formula="of:=[.$E$24]*[.H24]" office:value-type="float" office:value="0.103125" calcext:value-type="float">
            <text:p>0.103125</text:p>
          </table:table-cell>
          <table:table-cell table:style-name="ce24" table:formula="of:=[.$E$24]*[.I24]" office:value-type="float" office:value="0.1546875" calcext:value-type="float">
            <text:p>0.1546875</text:p>
          </table:table-cell>
          <table:table-cell table:style-name="ce32" table:formula="of:=[.$E$24]*[.J24]" office:value-type="float" office:value="0.20625" calcext:value-type="float">
            <text:p>0.2062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table:formula="of:=[.$B$24]*[.H25]" office:value-type="float" office:value="0.125" calcext:value-type="float">
            <text:p>0.125</text:p>
          </table:table-cell>
          <table:table-cell table:style-name="ce30" table:formula="of:=[.$B$24]*[.I25]" office:value-type="float" office:value="0.1875" calcext:value-type="float">
            <text:p>0.1875</text:p>
          </table:table-cell>
          <table:table-cell table:style-name="ce33" table:formula="of:=[.$B$24]*[.J25]" office:value-type="float" office:value="0.25" calcext:value-type="float">
            <text:p>0.25</text:p>
          </table:table-cell>
          <table:table-cell table:style-name="ce28" table:formula="of:=[.$C$24]*[.H25]" office:value-type="float" office:value="0.15" calcext:value-type="float">
            <text:p>0.15</text:p>
          </table:table-cell>
          <table:table-cell table:style-name="ce30" table:formula="of:=[.$C$24]*[.I25]" office:value-type="float" office:value="0.225" calcext:value-type="float">
            <text:p>0.225</text:p>
          </table:table-cell>
          <table:table-cell table:style-name="ce33" table:formula="of:=[.$C$24]*[.J25]" office:value-type="float" office:value="0.3" calcext:value-type="float">
            <text:p>0.3</text:p>
          </table:table-cell>
          <table:table-cell table:style-name="ce28" table:formula="of:=[.$D$24]*[.H25]" office:value-type="float" office:value="0.1875" calcext:value-type="float">
            <text:p>0.1875</text:p>
          </table:table-cell>
          <table:table-cell table:style-name="ce30" table:formula="of:=[.$D$24]*[.I25]" office:value-type="float" office:value="0.28125" calcext:value-type="float">
            <text:p>0.28125</text:p>
          </table:table-cell>
          <table:table-cell table:style-name="ce33" table:formula="of:=[.$D$24]*[.J25]" office:value-type="float" office:value="0.375" calcext:value-type="float">
            <text:p>0.375</text:p>
          </table:table-cell>
          <table:table-cell table:style-name="ce28" table:formula="of:=[.$E$24]*[.H25]" office:value-type="float" office:value="0.1375" calcext:value-type="float">
            <text:p>0.1375</text:p>
          </table:table-cell>
          <table:table-cell table:style-name="ce30" table:formula="of:=[.$E$24]*[.I25]" office:value-type="float" office:value="0.20625" calcext:value-type="float">
            <text:p>0.20625</text:p>
          </table:table-cell>
          <table:table-cell table:style-name="ce33" table:formula="of:=[.$E$24]*[.J25]" office:value-type="float" office:value="0.275" calcext:value-type="float">
            <text:p>0.27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table:formula="of:=[.$B$25]*[.H23]" office:value-type="float" office:value="0.0875" calcext:value-type="float">
            <text:p>0.0875</text:p>
          </table:table-cell>
          <table:table-cell table:style-name="ce29" table:formula="of:=[.$B$25]*[.I23]" office:value-type="float" office:value="0.13125" calcext:value-type="float">
            <text:p>0.13125</text:p>
          </table:table-cell>
          <table:table-cell table:style-name="ce31" table:formula="of:=[.$B$25]*[.J23]" office:value-type="float" office:value="0.175" calcext:value-type="float">
            <text:p>0.175</text:p>
          </table:table-cell>
          <table:table-cell table:style-name="ce26" table:formula="of:=[.$C$25]*[.H23]" office:value-type="float" office:value="0.09375" calcext:value-type="float">
            <text:p>0.09375</text:p>
          </table:table-cell>
          <table:table-cell table:style-name="ce29" table:formula="of:=[.$C$25]*[.I23]" office:value-type="float" office:value="0.140625" calcext:value-type="float">
            <text:p>0.140625</text:p>
          </table:table-cell>
          <table:table-cell table:style-name="ce31" table:formula="of:=[.$C$25]*[.J23]" office:value-type="float" office:value="0.1875" calcext:value-type="float">
            <text:p>0.1875</text:p>
          </table:table-cell>
          <table:table-cell table:style-name="ce26" table:formula="of:=[.$D$25]*[.H23]" office:value-type="float" office:value="0.09375" calcext:value-type="float">
            <text:p>0.09375</text:p>
          </table:table-cell>
          <table:table-cell table:style-name="ce29" table:formula="of:=[.$D$25]*[.I23]" office:value-type="float" office:value="0.140625" calcext:value-type="float">
            <text:p>0.140625</text:p>
          </table:table-cell>
          <table:table-cell table:style-name="ce31" table:formula="of:=[.$D$25]*[.J23]" office:value-type="float" office:value="0.1875" calcext:value-type="float">
            <text:p>0.1875</text:p>
          </table:table-cell>
          <table:table-cell table:style-name="ce26" table:formula="of:=[.$E$25]*[.H23]" office:value-type="float" office:value="0.1" calcext:value-type="float">
            <text:p>0.1</text:p>
          </table:table-cell>
          <table:table-cell table:style-name="ce29" table:formula="of:=[.$E$25]*[.I23]" office:value-type="float" office:value="0.15" calcext:value-type="float">
            <text:p>0.15</text:p>
          </table:table-cell>
          <table:table-cell table:style-name="ce31" table:formula="of:=[.$E$25]*[.J23]" office:value-type="float" office:value="0.2" calcext:value-type="float">
            <text:p>0.2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7" table:formula="of:=[.$B$25]*[.H24]" office:value-type="float" office:value="0.13125" calcext:value-type="float">
            <text:p>0.13125</text:p>
          </table:table-cell>
          <table:table-cell table:style-name="ce24" table:formula="of:=[.$B$25]*[.I24]" office:value-type="float" office:value="0.196875" calcext:value-type="float">
            <text:p>0.196875</text:p>
          </table:table-cell>
          <table:table-cell table:style-name="ce32" table:formula="of:=[.$B$25]*[.J24]" office:value-type="float" office:value="0.2625" calcext:value-type="float">
            <text:p>0.2625</text:p>
          </table:table-cell>
          <table:table-cell table:style-name="ce27" table:formula="of:=[.$C$25]*[.H24]" office:value-type="float" office:value="0.140625" calcext:value-type="float">
            <text:p>0.140625</text:p>
          </table:table-cell>
          <table:table-cell table:style-name="ce24" table:formula="of:=[.$C$25]*[.I24]" office:value-type="float" office:value="0.2109375" calcext:value-type="float">
            <text:p>0.2109375</text:p>
          </table:table-cell>
          <table:table-cell table:style-name="ce32" table:formula="of:=[.$C$25]*[.J24]" office:value-type="float" office:value="0.28125" calcext:value-type="float">
            <text:p>0.28125</text:p>
          </table:table-cell>
          <table:table-cell table:style-name="ce27" table:formula="of:=[.$D$25]*[.H24]" office:value-type="float" office:value="0.140625" calcext:value-type="float">
            <text:p>0.140625</text:p>
          </table:table-cell>
          <table:table-cell table:style-name="ce24" table:formula="of:=[.$D$25]*[.I24]" office:value-type="float" office:value="0.2109375" calcext:value-type="float">
            <text:p>0.2109375</text:p>
          </table:table-cell>
          <table:table-cell table:style-name="ce32" table:formula="of:=[.$D$25]*[.J24]" office:value-type="float" office:value="0.28125" calcext:value-type="float">
            <text:p>0.28125</text:p>
          </table:table-cell>
          <table:table-cell table:style-name="ce27" table:formula="of:=[.$E$25]*[.H24]" office:value-type="float" office:value="0.15" calcext:value-type="float">
            <text:p>0.15</text:p>
          </table:table-cell>
          <table:table-cell table:style-name="ce24" table:formula="of:=[.$E$25]*[.I24]" office:value-type="float" office:value="0.225" calcext:value-type="float">
            <text:p>0.225</text:p>
          </table:table-cell>
          <table:table-cell table:style-name="ce32" table:formula="of:=[.$E$25]*[.J24]" office:value-type="float" office:value="0.3" calcext:value-type="float">
            <text:p>0.3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table:formula="of:=[.$B$25]*[.H25]" office:value-type="float" office:value="0.175" calcext:value-type="float">
            <text:p>0.175</text:p>
          </table:table-cell>
          <table:table-cell table:style-name="ce30" table:formula="of:=[.$B$25]*[.I25]" office:value-type="float" office:value="0.2625" calcext:value-type="float">
            <text:p>0.2625</text:p>
          </table:table-cell>
          <table:table-cell table:style-name="ce33" table:formula="of:=[.$B$25]*[.J25]" office:value-type="float" office:value="0.35" calcext:value-type="float">
            <text:p>0.35</text:p>
          </table:table-cell>
          <table:table-cell table:style-name="ce28" table:formula="of:=[.$C$25]*[.H25]" office:value-type="float" office:value="0.1875" calcext:value-type="float">
            <text:p>0.1875</text:p>
          </table:table-cell>
          <table:table-cell table:style-name="ce30" table:formula="of:=[.$C$25]*[.I25]" office:value-type="float" office:value="0.28125" calcext:value-type="float">
            <text:p>0.28125</text:p>
          </table:table-cell>
          <table:table-cell table:style-name="ce33" table:formula="of:=[.$C$25]*[.J25]" office:value-type="float" office:value="0.375" calcext:value-type="float">
            <text:p>0.375</text:p>
          </table:table-cell>
          <table:table-cell table:style-name="ce28" table:formula="of:=[.$D$25]*[.H25]" office:value-type="float" office:value="0.1875" calcext:value-type="float">
            <text:p>0.1875</text:p>
          </table:table-cell>
          <table:table-cell table:style-name="ce30" table:formula="of:=[.$D$25]*[.I25]" office:value-type="float" office:value="0.28125" calcext:value-type="float">
            <text:p>0.28125</text:p>
          </table:table-cell>
          <table:table-cell table:style-name="ce33" table:formula="of:=[.$D$25]*[.J25]" office:value-type="float" office:value="0.375" calcext:value-type="float">
            <text:p>0.375</text:p>
          </table:table-cell>
          <table:table-cell table:style-name="ce28" table:formula="of:=[.$E$25]*[.H25]" office:value-type="float" office:value="0.2" calcext:value-type="float">
            <text:p>0.2</text:p>
          </table:table-cell>
          <table:table-cell table:style-name="ce30" table:formula="of:=[.$E$25]*[.I25]" office:value-type="float" office:value="0.3" calcext:value-type="float">
            <text:p>0.3</text:p>
          </table:table-cell>
          <table:table-cell table:style-name="ce33" table:formula="of:=[.$E$25]*[.J25]" office:value-type="float" office:value="0.4" calcext:value-type="float">
            <text:p>0.4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table:formula="of:=[.$B$26]*[.H23]" office:value-type="float" office:value="0.0625" calcext:value-type="float">
            <text:p>0.0625</text:p>
          </table:table-cell>
          <table:table-cell table:style-name="ce29" table:formula="of:=[.$B$26]*[.I23]" office:value-type="float" office:value="0.09375" calcext:value-type="float">
            <text:p>0.09375</text:p>
          </table:table-cell>
          <table:table-cell table:style-name="ce31" table:formula="of:=[.$B$26]*[.J23]" office:value-type="float" office:value="0.125" calcext:value-type="float">
            <text:p>0.125</text:p>
          </table:table-cell>
          <table:table-cell table:style-name="ce26" table:formula="of:=[.$C$26]*[.H23]" office:value-type="float" office:value="0.05625" calcext:value-type="float">
            <text:p>0.05625</text:p>
          </table:table-cell>
          <table:table-cell table:style-name="ce29" table:formula="of:=[.$C$26]*[.I23]" office:value-type="float" office:value="0.084375" calcext:value-type="float">
            <text:p>0.084375</text:p>
          </table:table-cell>
          <table:table-cell table:style-name="ce31" table:formula="of:=[.$C$26]*[.J23]" office:value-type="float" office:value="0.1125" calcext:value-type="float">
            <text:p>0.1125</text:p>
          </table:table-cell>
          <table:table-cell table:style-name="ce26" table:formula="of:=[.$D$26]*[.H23]" office:value-type="float" office:value="0.08125" calcext:value-type="float">
            <text:p>0.08125</text:p>
          </table:table-cell>
          <table:table-cell table:style-name="ce29" table:formula="of:=[.$D$26]*[.I23]" office:value-type="float" office:value="0.121875" calcext:value-type="float">
            <text:p>0.121875</text:p>
          </table:table-cell>
          <table:table-cell table:style-name="ce31" table:formula="of:=[.$D$26]*[.J23]" office:value-type="float" office:value="0.1625" calcext:value-type="float">
            <text:p>0.1625</text:p>
          </table:table-cell>
          <table:table-cell table:style-name="ce26" table:formula="of:=[.$E$26]*[.H23]" office:value-type="float" office:value="0.0875" calcext:value-type="float">
            <text:p>0.0875</text:p>
          </table:table-cell>
          <table:table-cell table:style-name="ce29" table:formula="of:=[.$E$26]*[.I23]" office:value-type="float" office:value="0.13125" calcext:value-type="float">
            <text:p>0.13125</text:p>
          </table:table-cell>
          <table:table-cell table:style-name="ce31" table:formula="of:=[.$E$26]*[.J23]" office:value-type="float" office:value="0.175" calcext:value-type="float">
            <text:p>0.17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7" table:formula="of:=[.$B$26]*[.H24]" office:value-type="float" office:value="0.09375" calcext:value-type="float">
            <text:p>0.09375</text:p>
          </table:table-cell>
          <table:table-cell table:style-name="ce24" table:formula="of:=[.$B$26]*[.I24]" office:value-type="float" office:value="0.140625" calcext:value-type="float">
            <text:p>0.140625</text:p>
          </table:table-cell>
          <table:table-cell table:style-name="ce32" table:formula="of:=[.$B$26]*[.J24]" office:value-type="float" office:value="0.1875" calcext:value-type="float">
            <text:p>0.1875</text:p>
          </table:table-cell>
          <table:table-cell table:style-name="ce27" table:formula="of:=[.$C$26]*[.H24]" office:value-type="float" office:value="0.084375" calcext:value-type="float">
            <text:p>0.084375</text:p>
          </table:table-cell>
          <table:table-cell table:style-name="ce24" table:formula="of:=[.$C$26]*[.I24]" office:value-type="float" office:value="0.1265625" calcext:value-type="float">
            <text:p>0.1265625</text:p>
          </table:table-cell>
          <table:table-cell table:style-name="ce32" table:formula="of:=[.$C$26]*[.J24]" office:value-type="float" office:value="0.16875" calcext:value-type="float">
            <text:p>0.16875</text:p>
          </table:table-cell>
          <table:table-cell table:style-name="ce27" table:formula="of:=[.$D$26]*[.H24]" office:value-type="float" office:value="0.121875" calcext:value-type="float">
            <text:p>0.121875</text:p>
          </table:table-cell>
          <table:table-cell table:style-name="ce24" table:formula="of:=[.$D$26]*[.I24]" office:value-type="float" office:value="0.1828125" calcext:value-type="float">
            <text:p>0.1828125</text:p>
          </table:table-cell>
          <table:table-cell table:style-name="ce32" table:formula="of:=[.$D$26]*[.J24]" office:value-type="float" office:value="0.24375" calcext:value-type="float">
            <text:p>0.24375</text:p>
          </table:table-cell>
          <table:table-cell table:style-name="ce27" table:formula="of:=[.$E$26]*[.H24]" office:value-type="float" office:value="0.13125" calcext:value-type="float">
            <text:p>0.13125</text:p>
          </table:table-cell>
          <table:table-cell table:style-name="ce24" table:formula="of:=[.$E$26]*[.I24]" office:value-type="float" office:value="0.196875" calcext:value-type="float">
            <text:p>0.196875</text:p>
          </table:table-cell>
          <table:table-cell table:style-name="ce32" table:formula="of:=[.$E$26]*[.J24]" office:value-type="float" office:value="0.2625" calcext:value-type="float">
            <text:p>0.262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table:formula="of:=[.$B$26]*[.H25]" office:value-type="float" office:value="0.125" calcext:value-type="float">
            <text:p>0.125</text:p>
          </table:table-cell>
          <table:table-cell table:style-name="ce30" table:formula="of:=[.$B$26]*[.I25]" office:value-type="float" office:value="0.1875" calcext:value-type="float">
            <text:p>0.1875</text:p>
          </table:table-cell>
          <table:table-cell table:style-name="ce33" table:formula="of:=[.$B$26]*[.J25]" office:value-type="float" office:value="0.25" calcext:value-type="float">
            <text:p>0.25</text:p>
          </table:table-cell>
          <table:table-cell table:style-name="ce28" table:formula="of:=[.$C$26]*[.H25]" office:value-type="float" office:value="0.1125" calcext:value-type="float">
            <text:p>0.1125</text:p>
          </table:table-cell>
          <table:table-cell table:style-name="ce30" table:formula="of:=[.$C$26]*[.I25]" office:value-type="float" office:value="0.16875" calcext:value-type="float">
            <text:p>0.16875</text:p>
          </table:table-cell>
          <table:table-cell table:style-name="ce33" table:formula="of:=[.$C$26]*[.J25]" office:value-type="float" office:value="0.225" calcext:value-type="float">
            <text:p>0.225</text:p>
          </table:table-cell>
          <table:table-cell table:style-name="ce28" table:formula="of:=[.$D$26]*[.H25]" office:value-type="float" office:value="0.1625" calcext:value-type="float">
            <text:p>0.1625</text:p>
          </table:table-cell>
          <table:table-cell table:style-name="ce30" table:formula="of:=[.$D$26]*[.I25]" office:value-type="float" office:value="0.24375" calcext:value-type="float">
            <text:p>0.24375</text:p>
          </table:table-cell>
          <table:table-cell table:style-name="ce33" table:formula="of:=[.$D$26]*[.J25]" office:value-type="float" office:value="0.325" calcext:value-type="float">
            <text:p>0.325</text:p>
          </table:table-cell>
          <table:table-cell table:style-name="ce28" table:formula="of:=[.$E$26]*[.H25]" office:value-type="float" office:value="0.175" calcext:value-type="float">
            <text:p>0.175</text:p>
          </table:table-cell>
          <table:table-cell table:style-name="ce30" table:formula="of:=[.$E$26]*[.I25]" office:value-type="float" office:value="0.2625" calcext:value-type="float">
            <text:p>0.2625</text:p>
          </table:table-cell>
          <table:table-cell table:style-name="ce33" table:formula="of:=[.$E$26]*[.J25]" office:value-type="float" office:value="0.35" calcext:value-type="float">
            <text:p>0.35</text:p>
          </table:table-cell>
          <table:table-cell table:style-name="ce2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 table:style-name="ce9" office:value-type="float" office:value="0.005" calcext:value-type="float">
            <text:p>0.005</text:p>
          </table:table-cell>
        </table:table-row>
        <table:table-row table:style-name="ro1">
          <table:table-cell/>
          <table:table-cell table:style-name="ce18" table:number-columns-repeated="4"/>
          <table:table-cell table:number-columns-repeated="9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table:formula="of:=[.$B$20]*[.B29]" office:value-type="float" office:value="60" calcext:value-type="float">
            <text:p>60</text:p>
          </table:table-cell>
          <table:table-cell table:style-name="ce19" table:formula="of:=[.$B$20]*[.C29]" office:value-type="float" office:value="90" calcext:value-type="float">
            <text:p>90</text:p>
          </table:table-cell>
          <table:table-cell table:style-name="ce34" table:formula="of:=[.$B$20]*[.D29]" office:value-type="float" office:value="120" calcext:value-type="float">
            <text:p>120</text:p>
          </table:table-cell>
          <table:table-cell table:style-name="ce19" table:formula="of:=[.$C$20]*[.B29]" office:value-type="float" office:value="50" calcext:value-type="float">
            <text:p>50</text:p>
          </table:table-cell>
          <table:table-cell table:style-name="ce19" table:formula="of:=[.$C$20]*[.C29]" office:value-type="float" office:value="75" calcext:value-type="float">
            <text:p>75</text:p>
          </table:table-cell>
          <table:table-cell table:style-name="ce34" table:formula="of:=[.$C$20]*[.D29]" office:value-type="float" office:value="100" calcext:value-type="float">
            <text:p>100</text:p>
          </table:table-cell>
          <table:table-cell table:style-name="ce19" table:formula="of:=[.$D$20]*[.B29]" office:value-type="float" office:value="70" calcext:value-type="float">
            <text:p>70</text:p>
          </table:table-cell>
          <table:table-cell table:style-name="ce19" table:formula="of:=[.$D$20]*[.C29]" office:value-type="float" office:value="105" calcext:value-type="float">
            <text:p>105</text:p>
          </table:table-cell>
          <table:table-cell table:style-name="ce34" table:formula="of:=[.$D$20]*[.D29]" office:value-type="float" office:value="140" calcext:value-type="float">
            <text:p>140</text:p>
          </table:table-cell>
          <table:table-cell table:style-name="ce19" table:formula="of:=[.$E$20]*[.B29]" office:value-type="float" office:value="100" calcext:value-type="float">
            <text:p>100</text:p>
          </table:table-cell>
          <table:table-cell table:style-name="ce19" table:formula="of:=[.$E$20]*[.C29]" office:value-type="float" office:value="150" calcext:value-type="float">
            <text:p>150</text:p>
          </table:table-cell>
          <table:table-cell table:style-name="ce34" table:formula="of:=[.$E$20]*[.D29]" office:value-type="float" office:value="200" calcext:value-type="float">
            <text:p>200</text:p>
          </table:table-cell>
          <table:table-cell table:style-name="ce21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8" table:number-columns-repeated="4"/>
          <table:table-cell table:number-columns-repeated="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style-name="ce18" table:number-columns-repeated="4"/>
          <table:table-cell table:number-columns-repeated="9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 table:style-name="ce19"/>
          <table:table-cell table:style-name="ce19" office:value-type="string" calcext:value-type="string">
            <text:p>low</text:p>
          </table:table-cell>
          <table:table-cell table:style-name="ce19" office:value-type="string" calcext:value-type="string">
            <text:p>medium</text:p>
          </table:table-cell>
          <table:table-cell table:style-name="ce19" office:value-type="string" calcext:value-type="string">
            <text:p>high</text:p>
          </table:table-cell>
          <table:table-cell table:number-columns-repeated="4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float" office:value="0.475" calcext:value-type="float">
            <text:p>0.475</text:p>
          </table:table-cell>
          <table:table-cell table:style-name="ce23" office:value-type="float" office:value="0.45" calcext:value-type="float">
            <text:p>0.45</text:p>
          </table:table-cell>
          <table:table-cell table:number-columns-repeated="2" table:style-name="ce23" office:value-type="float" office:value="0.475" calcext:value-type="float">
            <text:p>0.475</text:p>
          </table:table-cell>
          <table:table-cell/>
          <table:table-cell table:style-name="ce19" office:value-type="string" calcext:value-type="string">
            <text:p>low</text:p>
          </table:table-cell>
          <table:table-cell table:style-name="ce19" table:formula="of:=[.$B$29]*[.$B$29]" office:value-type="float" office:value="0.25" calcext:value-type="float">
            <text:p>0.25</text:p>
          </table:table-cell>
          <table:table-cell table:style-name="ce19" table:formula="of:=[.$B$29]*[.$C$29]" office:value-type="float" office:value="0.375" calcext:value-type="float">
            <text:p>0.375</text:p>
          </table:table-cell>
          <table:table-cell table:style-name="ce19" table:formula="of:=[.$B$29]*[.$D$29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3" office:value-type="float" office:value="0.25" calcext:value-type="float">
            <text:p>0.25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0.375" calcext:value-type="float">
            <text:p>0.375</text:p>
          </table:table-cell>
          <table:table-cell table:style-name="ce23" office:value-type="float" office:value="0.275" calcext:value-type="float">
            <text:p>0.275</text:p>
          </table:table-cell>
          <table:table-cell/>
          <table:table-cell table:style-name="ce19" office:value-type="string" calcext:value-type="string">
            <text:p>medium</text:p>
          </table:table-cell>
          <table:table-cell table:style-name="ce19" table:formula="of:=[.$C$29]*[.$B$29]" office:value-type="float" office:value="0.375" calcext:value-type="float">
            <text:p>0.375</text:p>
          </table:table-cell>
          <table:table-cell table:style-name="ce19" table:formula="of:=[.$C$29]*[.$C$29]" office:value-type="float" office:value="0.5625" calcext:value-type="float">
            <text:p>0.5625</text:p>
          </table:table-cell>
          <table:table-cell table:style-name="ce19" table:formula="of:=[.$C$29]*[.$D$29]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3" office:value-type="float" office:value="0.35" calcext:value-type="float">
            <text:p>0.35</text:p>
          </table:table-cell>
          <table:table-cell table:number-columns-repeated="2" table:style-name="ce23" office:value-type="float" office:value="0.375" calcext:value-type="float">
            <text:p>0.375</text:p>
          </table:table-cell>
          <table:table-cell table:style-name="ce23" office:value-type="float" office:value="0.4" calcext:value-type="float">
            <text:p>0.4</text:p>
          </table:table-cell>
          <table:table-cell/>
          <table:table-cell table:style-name="ce19" office:value-type="string" calcext:value-type="string">
            <text:p>high</text:p>
          </table:table-cell>
          <table:table-cell table:style-name="ce19" table:formula="of:=[.$D$29]*[.$B$29]" office:value-type="float" office:value="0.5" calcext:value-type="float">
            <text:p>0.5</text:p>
          </table:table-cell>
          <table:table-cell table:style-name="ce19" table:formula="of:=[.$D$29]*[.$C$29]" office:value-type="float" office:value="0.75" calcext:value-type="float">
            <text:p>0.75</text:p>
          </table:table-cell>
          <table:table-cell table:style-name="ce19" table:formula="of:=[.$D$29]*[.$D$2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0.25" calcext:value-type="float">
            <text:p>0.25</text:p>
          </table:table-cell>
          <table:table-cell table:style-name="ce23" office:value-type="float" office:value="0.225" calcext:value-type="float">
            <text:p>0.225</text:p>
          </table:table-cell>
          <table:table-cell table:style-name="ce23" office:value-type="float" office:value="0.325" calcext:value-type="float">
            <text:p>0.325</text:p>
          </table:table-cell>
          <table:table-cell table:style-name="ce23"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table:style-name="ce20"/>
          <table:table-cell table:style-name="ce24" table:number-columns-repeated="4"/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low</text:p>
          </table:table-cell>
          <table:table-cell table:style-name="ce19" office:value-type="string" calcext:value-type="string">
            <text:p>medium</text:p>
          </table:table-cell>
          <table:table-cell table:style-name="ce19" office:value-type="string" calcext:value-type="string">
            <text:p>high</text:p>
          </table:table-cell>
          <table:table-cell table:style-name="ce18"/>
          <table:table-cell table:number-columns-repeated="9"/>
        </table:table-row>
        <table:table-row table:style-name="ro1">
          <table:table-cell table:style-name="ce20"/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75" calcext:value-type="float">
            <text:p>0.75</text:p>
          </table:table-cell>
          <table:table-cell table:style-name="ce19" office:value-type="float" office:value="1" calcext:value-type="float">
            <text:p>1</text:p>
          </table:table-cell>
          <table:table-cell table:style-name="ce18"/>
          <table:table-cell table:number-columns-repeated="9"/>
        </table:table-row>
        <table:table-row table:style-name="ro1" table:number-rows-repeated="2">
          <table:table-cell table:style-name="ce20"/>
          <table:table-cell table:style-name="Default"/>
          <table:table-cell table:style-name="ce18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18" table:number-columns-repeated="4"/>
          <table:table-cell table:number-columns-repeated="9"/>
        </table:table-row>
        <table:table-row table:style-name="ro2" table:number-rows-repeated="11">
          <table:table-cell table:style-name="ce2"/>
          <table:table-cell table:number-columns-repeated="4"/>
          <table:table-cell table:style-name="Default" table:number-columns-repeated="9"/>
        </table:table-row>
        <table:table-row table:style-name="ro2">
          <table:table-cell table:style-name="ce2"/>
          <table:table-cell table:number-columns-repeated="4"/>
          <table:table-cell table:style-name="Default" table:number-columns-repeated="9"/>
        </table:table-row>
      </table:table>
      <table:table table:name="prob_table" table:style-name="ta1">
        <table:table-column table:style-name="co1" table:number-columns-repeated="14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671875" calcext:value-type="float">
            <text:p>0.2671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671875" calcext:value-type="float">
            <text:p>0.2671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671875" calcext:value-type="float">
            <text:p>0.2671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5" calcext:value-type="float">
            <text:p>0.4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5" calcext:value-type="float">
            <text:p>0.1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0.1546875" calcext:value-type="float">
            <text:p>0.154687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" calcext:value-type="float">
            <text:p>0.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75" calcext:value-type="float">
            <text:p>0.1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5" calcext:value-type="float">
            <text:p>0.3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.1265625" calcext:value-type="float">
            <text:p>0.126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1828125" calcext:value-type="float">
            <text:p>0.182812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196875" calcext:value-type="float">
            <text:p>0.1968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3" office:value-type="float" office:value="0.005" calcext:value-type="float">
            <text:p>0.005</text:p>
          </table:table-cell>
        </table:table-row>
      </table:table>
      <table:table table:name="v0_table" table:style-name="ta1">
        <table:table-column table:style-name="co1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9:43:33.387106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0T16:37:50.591198957</meta:creation-date>
    <dc:date>2023-06-14T19:47:07.844355287</dc:date>
    <meta:editing-duration>PT1H3M46S</meta:editing-duration>
    <meta:editing-cycles>15</meta:editing-cycles>
    <meta:generator>LibreOffice/6.4.7.2$Linux_X86_64 LibreOffice_project/40$Build-2</meta:generator>
    <meta:document-statistic meta:table-count="3" meta:cell-count="495" meta:object-count="0"/>
  </office:meta>
</office:document-meta>
</file>